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Roboto Mono Medium1" svg:font-family="'Roboto Mono Medium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5.637cm" fo:margin-left="1.27cm" fo:margin-top="0cm" fo:margin-bottom="0cm" table:align="left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6.6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2" style:family="table">
      <style:table-properties style:width="15.637cm" fo:margin-left="1.27cm" fo:margin-top="0cm" fo:margin-bottom="0cm" table:align="left"/>
    </style:style>
    <style:style style:name="Table2.A" style:family="table-column">
      <style:table-column-properties style:column-width="3.93cm"/>
    </style:style>
    <style:style style:name="Table2.B" style:family="table-column">
      <style:table-column-properties style:column-width="11.7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637cm" fo:margin-left="1.27cm" fo:margin-top="0cm" fo:margin-bottom="0cm" table:align="left"/>
    </style:style>
    <style:style style:name="Table3.A" style:family="table-column">
      <style:table-column-properties style:column-width="3.93cm"/>
    </style:style>
    <style:style style:name="Table3.B" style:family="table-column">
      <style:table-column-properties style:column-width="11.7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cm" style:auto-text-indent="false"/>
    </style:style>
    <style:style style:name="P4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Roboto Mono Medium" fo:font-size="14pt" style:font-name-asian="Roboto Mono Medium1" style:font-size-asian="14pt" style:font-name-complex="Roboto Mono Medium1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="Roboto Mono Medium" fo:font-size="14pt" style:font-name-asian="Roboto Mono Medium1" style:font-size-asian="14pt" style:font-name-complex="Roboto Mono Medium1" style:font-size-complex="14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Roboto Mono" fo:font-size="12pt" fo:font-weight="bold" officeooo:paragraph-rsid="00203875" style:font-name-asian="Roboto Mono1" style:font-size-asian="12pt" style:font-weight-asian="bold" style:font-name-complex="Roboto Mono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Roboto Mono" fo:font-size="12pt" fo:font-weight="bold" officeooo:paragraph-rsid="0021142f" style:font-name-asian="Roboto Mono1" style:font-size-asian="12pt" style:font-weight-asian="bold" style:font-name-complex="Roboto Mono1" style:font-size-complex="12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style:font-name="Roboto Mono" fo:font-size="12pt" fo:font-weight="bold" style:font-name-asian="Roboto Mono1" style:font-size-asian="12pt" style:font-weight-asian="bold" style:font-name-complex="Roboto Mono1" style:font-size-complex="12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03875" officeooo:paragraph-rsid="00203875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203875" officeooo:paragraph-rsid="0021142f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officeooo:rsid="00203875" officeooo:paragraph-rsid="00203875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officeooo:rsid="00203875" officeooo:paragraph-rsid="0021142f"/>
    </style:style>
    <style:style style:name="P18" style:family="paragraph" style:parent-style-name="Standard">
      <style:text-properties officeooo:rsid="00203875" officeooo:paragraph-rsid="0021142f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officeooo:paragraph-rsid="00203875"/>
    </style:style>
    <style:style style:name="P20" style:family="paragraph" style:parent-style-name="Standard">
      <style:paragraph-properties fo:line-height="100%" fo:text-align="center" style:justify-single-word="false" fo:orphans="0" fo:widows="0"/>
      <style:text-properties officeooo:paragraph-rsid="0021142f"/>
    </style:style>
    <style:style style:name="P21" style:family="paragraph" style:parent-style-name="Standard">
      <style:text-properties officeooo:paragraph-rsid="00203875"/>
    </style:style>
    <style:style style:name="P22" style:family="paragraph" style:parent-style-name="Standard">
      <style:text-properties officeooo:paragraph-rsid="0021142f"/>
    </style:style>
    <style:style style:name="T1" style:family="text">
      <style:text-properties officeooo:rsid="00203875"/>
    </style:style>
    <style:style style:name="T2" style:family="text">
      <style:text-properties officeooo:rsid="0021142f"/>
    </style:style>
    <style:style style:name="T3" style:family="text">
      <style:text-properties fo:color="#c9211e" loext:opacity="100%" officeooo:rsid="002114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4">Nos dan un archivo de texto codificado en UTF-8. Al abrirlo con un editor hexadecimal nos encontramos con lo siguiente:</text:p>
        </text:list-item>
      </text:list>
      <text:p text:style-name="P7">C7BEF090A1B3E0BB82E2B0A961D0AE75E0BD9F0A</text:p>
      <text:p text:style-name="P2">¿Cuántos caracteres hay en ese archivo? ¿Por qué?</text:p>
      <text:p text:style-name="Standard"/>
      <text:list text:continue-numbering="true" text:style-name="WWNum1">
        <text:list-item>
          <text:p text:style-name="P5">Nos dan un archivo de texto codificado en UTF-8. Al abrirlo con un editor hexadecimal nos encontramos con lo siguiente:</text:p>
        </text:list-item>
      </text:list>
      <text:p text:style-name="P7">CB966124C6A963EAAC8D2EE182ACC3B1</text:p>
      <text:p text:style-name="P2">¿Cuántos caracteres hay en ese archivo? ¿Por qué?</text:p>
      <text:p text:style-name="P2"/>
      <text:list text:continue-numbering="true" text:style-name="WWNum1">
        <text:list-item>
          <text:p text:style-name="P5">Nos dan un archivo de texto codificado en UTF-8. Al abrirlo con un editor hexadecimal nos encontramos con lo siguiente:</text:p>
        </text:list-item>
      </text:list>
      <text:p text:style-name="P8">E99D834AC4A86166</text:p>
      <text:p text:style-name="P2">¿Cuántos caracteres hay en ese archivo? ¿Por qué?</text:p>
      <text:p text:style-name="P2"/>
      <text:list text:continue-numbering="true" text:style-name="WWNum1">
        <text:list-item>
          <text:p text:style-name="P5">De las siguientes codificaciones ¿Cuáles corresponden a un carácter codificado en UTF8? ¿Por qué?</text:p>
          <text:p text:style-name="P14">UNICODE-8</text:p>
          <text:p text:style-name="P14">0bbbbbbb</text:p>
        </text:list-item>
      </text:list>
      <text:p text:style-name="P16">110bbbbb 10bbbbbb</text:p>
      <text:p text:style-name="P16">1110bbbb 10bbbbbb 10bbbbbb</text:p>
      <text:p text:style-name="P16">11110bbb 10bbbbbb 10bbbbbb 10bbbbbb </text:p>
      <text:list text:continue-numbering="true" text:style-name="WWNum1">
        <text:list-item>
          <text:list>
            <text:list-item>
              <text:p text:style-name="P6">E0 BD 8D → <text:span text:style-name="T1">SI esta completo</text:span></text:p>
            </text:list-item>
            <text:list-item>
              <text:p text:style-name="P6">CE 76 → <text:span text:style-name="T1">No error de codificacion en el segundo byte</text:span></text:p>
            </text:list-item>
            <text:list-item>
              <text:p text:style-name="P6">E1 AE → <text:span text:style-name="T1">No falta un byte</text:span></text:p>
            </text:list-item>
            <text:list-item>
              <text:p text:style-name="P6">E2 98 A6 D → <text:span text:style-name="T1">No falta medio byte y error de codificacion</text:span></text:p>
            </text:list-item>
          </text:list>
        </text:list-item>
      </text:list>
      <text:p text:style-name="P3"/>
      <text:list text:continue-numbering="true" text:style-name="WWNum1">
        <text:list-item>
          <text:p text:style-name="P5">Completa la siguiente tabla: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aracter</text:p>
          </table:table-cell>
          <table:table-cell table:style-name="Table1.A1" office:value-type="string">
            <text:p text:style-name="P9">UNICODE-16</text:p>
          </table:table-cell>
          <table:table-cell table:style-name="Table1.A1" office:value-type="string">
            <text:p text:style-name="P9">UTF-8</text:p>
          </table:table-cell>
        </table:table-row>
        <table:table-row table:style-name="Table1.1">
          <table:table-cell table:style-name="Table1.A2" office:value-type="string">
            <text:p text:style-name="P10">茠</text:p>
          </table:table-cell>
          <table:table-cell table:style-name="Table1.B2" office:value-type="string">
            <text:p text:style-name="P1">U+8320</text:p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0">Ψ</text:p>
          </table:table-cell>
          <table:table-cell table:style-name="Table1.B3" office:value-type="string">
            <text:p text:style-name="P1">U+03A8</text:p>
          </table:table-cell>
          <table:table-cell table:style-name="Table1.C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0">ꬍ</text:p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>UTF8+CEA8</text:p>
          </table:table-cell>
        </table:table-row>
        <table:table-row table:style-name="Table1.1">
          <table:table-cell table:style-name="Table1.A5" office:value-type="string">
            <text:p text:style-name="P13">ঈ</text:p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>UTF8+E0A688</text:p>
          </table:table-cell>
        </table:table-row>
      </table:table>
      <text:p text:style-name="Standard"/>
      <text:list text:continue-numbering="true" text:style-name="WWNum1">
        <text:list-header>
          <text:p text:style-name="P14">UNICODE-8</text:p>
          <text:p text:style-name="P14">0bbbbbbb <text:tab/><text:tab/><text:tab/><text:tab/><text:tab/>(7bits disponibles)</text:p>
        </text:list-header>
      </text:list>
      <text:p text:style-name="P16">110bbbbb 10bbbbbb<text:tab/><text:tab/><text:tab/><text:tab/>(5 + 6 = 11bits disponibles)</text:p>
      <text:p text:style-name="P16">1110bbbb 10bbbbbb 10bbbbbb<text:tab/><text:tab/>(4 + 6 + 6 = 16bits disponibles)</text:p>
      <text:p text:style-name="P16">11110bbb 10bbbbbb 10bbbbbb 10bbbbbb <text:tab/>(3 + 6 + 6 + 6 =21bits disponibles)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茠</text:p>
          </table:table-cell>
          <table:table-cell table:style-name="Table2.A1" office:value-type="string">
            <text:p text:style-name="P19">U+8320</text:p>
          </table:table-cell>
        </table:table-row>
      </table:table>
      <text:p text:style-name="P21"><text:tab/><text:span text:style-name="T1">U+8320 → 1000 0011 0010 0000</text:span></text:p>
      <text:p text:style-name="P21"><text:tab/><text:span text:style-name="T3">1110</text:span><text:span text:style-name="T2">1000 </text:span><text:span text:style-name="T3">10</text:span><text:span text:style-name="T2">001100 </text:span><text:span text:style-name="T3">10</text:span><text:span text:style-name="T2">100000- UTF8=E88CA0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2">Ψ</text:p>
          </table:table-cell>
          <table:table-cell table:style-name="Table3.A1" office:value-type="string">
            <text:p text:style-name="P20">U+03A8</text:p>
          </table:table-cell>
        </table:table-row>
      </table:table>
      <text:p text:style-name="P22"><text:tab/><text:span text:style-name="T2">U+03A8= 0000 0011 1010 1000</text:span></text:p>
      <text:p text:style-name="P22"><text:tab/><text:span text:style-name="T1">UNICODE-8</text:span></text:p>
      <text:list text:continue-numbering="true" text:style-name="WWNum1">
        <text:list-header>
          <text:p text:style-name="P15">0bbbbbbb <text:tab/><text:tab/><text:tab/><text:tab/><text:tab/>(7bits disponibles)</text:p>
        </text:list-header>
      </text:list>
      <text:p text:style-name="P17">110bbbbb 10bbbbbb<text:tab/><text:tab/><text:tab/><text:tab/>(5 + 6 = 11bits disponibles)</text:p>
      <text:p text:style-name="P17">1110bbbb 10bbbbbb 10bbbbbb<text:tab/><text:tab/>(4 + 6 + 6 = 16bits disponibles)</text:p>
      <text:p text:style-name="P18"><text:tab/>11110bbb 10bbbbbb 10bbbbbb 10bbbbbb <text:tab/>(3 + 6 + 6 + 6 =21bits disponibles)</text:p>
      <text:p text:style-name="P18"><text:tab/></text:p>
      <text:p text:style-name="P18"><text:tab/><text:span text:style-name="T3">1110</text:span><text:span text:style-name="T2">0000 </text:span><text:span text:style-name="T3">10</text:span><text:span text:style-name="T2">001110 </text:span><text:span text:style-name="T3">10</text:span><text:span text:style-name="T2">101000→ <text:s/></text:span><text:span text:style-name="T3">1110 </text:span><text:span text:style-name="T2">0000 </text:span><text:span text:style-name="T3">10</text:span><text:span text:style-name="T2">00 1110 </text:span><text:span text:style-name="T3">10</text:span><text:span text:style-name="T2">10 100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" svg:font-family="'Roboto Mono'" style:font-family-generic="roman" style:font-pitch="variable"/>
    <style:font-face style:name="Roboto Mono Medium" svg:font-family="'Roboto Mono Medium'" style:font-family-generic="roman" style:font-pitch="variable"/>
    <style:font-face style:name="Roboto Mono Medium1" svg:font-family="'Roboto Mono Medium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1T09:22:50.684451343</dc:date>
    <meta:editing-duration>PT2S</meta:editing-duration>
    <meta:editing-cycles>1</meta:editing-cycles>
    <meta:document-statistic meta:table-count="3" meta:image-count="0" meta:object-count="0" meta:page-count="2" meta:paragraph-count="50" meta:word-count="274" meta:character-count="1667" meta:non-whitespace-character-count="1422"/>
  </office:meta>
</office:document-meta>
</file>